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0b8" officeooo:paragraph-rsid="0019a0b8"/>
    </style:style>
    <style:style style:name="P2" style:family="paragraph" style:parent-style-name="Standard">
      <style:text-properties officeooo:rsid="000734b9" officeooo:paragraph-rsid="0019a0b8"/>
    </style:style>
    <style:style style:name="P3" style:family="paragraph" style:parent-style-name="Standard">
      <style:text-properties officeooo:rsid="0003a408" officeooo:paragraph-rsid="0019a0b8"/>
    </style:style>
    <style:style style:name="P4" style:family="paragraph" style:parent-style-name="Standard">
      <style:text-properties officeooo:rsid="00044435" officeooo:paragraph-rsid="0019a0b8"/>
    </style:style>
    <style:style style:name="T1" style:family="text">
      <style:text-properties officeooo:rsid="00044435"/>
    </style:style>
    <style:style style:name="T2" style:family="text">
      <style:text-properties officeooo:rsid="0005c819"/>
    </style:style>
    <style:style style:name="T3" style:family="text">
      <style:text-properties officeooo:rsid="000734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Normal Form:</text:p>
      <text:p text:style-name="P3"/>
      <text:p text:style-name="P3">{<text:span text:style-name="T1">Stadium_id</text:span>} → { <text:span text:style-name="T1">Stadium_Name, Location, Area, Pitch_Type </text:span>}</text:p>
      <text:p text:style-name="P3"/>
      <text:p text:style-name="P3">{<text:span text:style-name="T1">Umpire_id</text:span>} → {<text:span text:style-name="T1">Umpire_Name, Location_of_origin, Experience</text:span>}</text:p>
      <text:p text:style-name="P3"/>
      <text:p text:style-name="P4">{Team_Name} → {Team_Location, Team_Coach, Team_Captain, No_of_batsman, No_of_bowlers <text:tab/><text:tab/> <text:s text:c="9"/>, No_of_wicketkeepers , No_of_allrounders }</text:p>
      <text:p text:style-name="P4"/>
      <text:p text:style-name="P4">{Match_id} → {Team1, Team2, Date, Time , Stadium_id, Toss_Team, Toss_Decision, <text:tab/><text:tab/><text:tab/> <text:s text:c="15"/>Leg_Umpire, Straight_Umpire, Third_Umpire,<text:span text:style-name="T2">Status</text:span>}</text:p>
      <text:p text:style-name="P4"/>
      <text:p text:style-name="P4">{Stadium_id,Date,Time} → {Match_id}</text:p>
      <text:p text:style-name="P4"/>
      <text:p text:style-name="P4">{<text:span text:style-name="T3">Player_id</text:span>} → {<text:span text:style-name="T3">Name ,Position, Team_Name,Country_of_Origin, Debut_Date, <text:tab/><text:tab/><text:tab/> <text:s text:c="4"/><text:tab/> <text:s text:c="14"/>No_of_Dismissals</text:span>}</text:p>
      <text:p text:style-name="P4"/>
      <text:p text:style-name="P4">{<text:span text:style-name="T3">Player_id</text:span>} → {<text:span text:style-name="T3">D.O.B, Age, Height, Weight</text:span>}</text:p>
      <text:p text:style-name="P4"/>
      <text:p text:style-name="P4">{<text:span text:style-name="T3">Player_id</text:span>} → { <text:span text:style-name="T3">No_of_Matches, Avg, total_runs, balls_faced, SR, 100s, 50s , 4s, 6s</text:span>}</text:p>
      <text:p text:style-name="P4"/>
      <text:p text:style-name="P2">{Player_id} → {No_of_Matches, Avg, Balls_bowled, runs_conceded, wickets, economy, styl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3:43:29.947045941</meta:creation-date>
    <dc:date>2019-10-31T23:44:11.485382979</dc:date>
    <meta:editing-duration>PT42S</meta:editing-duration>
    <meta:editing-cycles>1</meta:editing-cycles>
    <meta:document-statistic meta:table-count="0" meta:image-count="0" meta:object-count="0" meta:page-count="1" meta:paragraph-count="10" meta:word-count="79" meta:character-count="785" meta:non-whitespace-character-count="661"/>
    <meta:generator>LibreOffice/6.2.7.1$Linux_X86_64 LibreOffice_project/20$Build-1</meta:generator>
  </office:meta>
</office:document-meta>
</file>